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e308" officeooo:paragraph-rsid="0009e308"/>
    </style:style>
    <style:style style:name="P2" style:family="paragraph" style:parent-style-name="Standard">
      <style:text-properties officeooo:paragraph-rsid="0009e308"/>
    </style:style>
    <style:style style:name="T1" style:family="text">
      <style:text-properties officeooo:rsid="0009e308"/>
    </style:style>
    <style:style style:name="T2" style:family="text">
      <style:text-properties officeooo:rsid="000b5f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zy danych – <text:span text:style-name="T2">Temat: Ewidencja płyt z filmami</text:span></text:p>
      <text:p text:style-name="P1"/>
      <text:p text:style-name="P1"/>
      <text:p text:style-name="P1">Cel? <text:s/><text:span text:style-name="T2">(04.03.2020)</text:span></text:p>
      <text:p text:style-name="P1"/>
      <text:p text:style-name="P2"><text:span text:style-name="T1">Celem systemu ewidencji płyt z filmami jest ułatwiony i uporządkowany dostęp do informacji o posiadanych i przechowywanych filmach, w sposób który umożliwi dostęp do szczegółowych informacji o posiadanych pozycjach tak aby użytkownik miał możliwość zdobycia informacji na temat posiadanej przez niego pozycji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4T14:01:12.321000000</meta:creation-date>
    <dc:date>2020-03-04T14:05:14.004000000</dc:date>
    <meta:editing-duration>PT4M1S</meta:editing-duration>
    <meta:editing-cycles>2</meta:editing-cycles>
    <meta:generator>LibreOffice/6.4.1.2$Windows_X86_64 LibreOffice_project/4d224e95b98b138af42a64d84056446d09082932</meta:generator>
    <meta:document-statistic meta:table-count="0" meta:image-count="0" meta:object-count="0" meta:page-count="1" meta:paragraph-count="3" meta:word-count="51" meta:character-count="373" meta:non-whitespace-character-count="322"/>
  </office:meta>
</office:document-meta>
</file>